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ab0a" officeooo:paragraph-rsid="000aab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am decididos a logo do projeto e o panfleto. Foi feito um organograma para a atuação dos professores e bolsistas do projeto, para facilitar a divisão de tarefas, e o trabalho em equipe ficar mais organizado. As visitas foram agendadas com as instituições, que serão realizadas na semana seguin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4S</meta:editing-duration>
    <meta:editing-cycles>3</meta:editing-cycles>
    <meta:generator>LibreOffice/5.1.3.2$Windows_x86 LibreOffice_project/644e4637d1d8544fd9f56425bd6cec110e49301b</meta:generator>
    <dc:date>2016-06-20T17:30:04.705000000</dc:date>
    <meta:document-statistic meta:table-count="0" meta:image-count="0" meta:object-count="0" meta:page-count="1" meta:paragraph-count="1" meta:word-count="49" meta:character-count="300" meta:non-whitespace-character-count="251"/>
    <meta:user-defined meta:name="Info 1"/>
    <meta:user-defined meta:name="Info 2"/>
    <meta:user-defined meta:name="Info 3"/>
    <meta:user-defined meta:name="Info 4"/>
  </office:meta>
</office:document-meta>
</file>